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DejaVu Sans" fo:font-weight="bold" style:font-weight-asian="bold" style:font-weight-complex="bold" fo:font-size="16pt" style:font-size-asian="16pt" style:font-size-complex="16pt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border="0.0034in solid #000000" fo:padding="0.0138in" style:shadow="none"/>
    </style:style>
    <style:style style:name="P4" style:parent-style-name="Standard" style:family="paragraph">
      <style:paragraph-properties fo:border="0.0034in solid #000000" fo:padding="0.0138in" style:shadow="none"/>
    </style:style>
    <style:style style:name="P5" style:parent-style-name="Standard" style:family="paragraph">
      <style:paragraph-properties fo:border="0.0034in solid #000000" fo:padding="0.0138in" style:shadow="none"/>
    </style:style>
    <style:style style:name="P6" style:parent-style-name="Standard" style:family="paragraph">
      <style:paragraph-properties fo:border="0.0034in solid #000000" fo:padding="0.0138in" style:shadow="none"/>
    </style:style>
    <style:style style:name="P7" style:parent-style-name="Standard" style:family="paragraph">
      <style:paragraph-properties fo:border="0.0034in solid #000000" fo:padding="0.0138in" style:shadow="none"/>
    </style:style>
    <style:style style:name="P8" style:parent-style-name="Standard" style:family="paragraph">
      <style:paragraph-properties fo:border="0.0034in solid #000000" fo:padding="0.0138in" style:shadow="none"/>
    </style:style>
    <style:style style:name="P9" style:parent-style-name="Standard" style:family="paragraph">
      <style:paragraph-properties fo:border="0.0034in solid #000000" fo:padding="0.0138in" style:shadow="none"/>
    </style:style>
    <style:style style:name="P10" style:parent-style-name="Standard" style:family="paragraph">
      <style:paragraph-properties fo:border="0.0034in solid #000000" fo:padding="0.0138in" style:shadow="none"/>
    </style:style>
    <style:style style:name="P11" style:parent-style-name="Standard" style:family="paragraph">
      <style:paragraph-properties fo:border="0.0034in solid #000000" fo:padding="0.0138in" style:shadow="none"/>
    </style:style>
    <style:style style:name="P12" style:parent-style-name="Standard" style:family="paragraph">
      <style:paragraph-properties fo:border="0.0034in solid #000000" fo:padding="0.0138in" style:shadow="none"/>
    </style:style>
    <style:style style:name="P13" style:parent-style-name="Standard" style:family="paragraph">
      <style:paragraph-properties fo:border="0.0034in solid #000000" fo:padding="0.0138in" style:shadow="none"/>
    </style:style>
    <style:style style:name="P14" style:parent-style-name="Standard" style:family="paragraph">
      <style:paragraph-properties fo:border="0.0034in solid #000000" fo:padding="0.0138in" style:shadow="none"/>
    </style:style>
    <style:style style:name="P15" style:parent-style-name="Standard" style:family="paragraph">
      <style:paragraph-properties fo:border="0.0034in solid #000000" fo:padding="0.0138in" style:shadow="none"/>
    </style:style>
    <style:style style:name="P16" style:parent-style-name="Standard" style:family="paragraph">
      <style:paragraph-properties fo:border="0.0034in solid #000000" fo:padding="0.0138in" style:shadow="none"/>
    </style:style>
    <style:style style:name="P17" style:parent-style-name="Standard" style:family="paragraph">
      <style:paragraph-properties fo:border="0.0034in solid #000000" fo:padding="0.0138in" style:shadow="none"/>
    </style:style>
    <style:style style:name="P18" style:parent-style-name="Standard" style:family="paragraph">
      <style:paragraph-properties fo:border="0.0034in solid #000000" fo:padding="0.0138in" style:shadow="none"/>
    </style:style>
    <style:style style:name="P19" style:parent-style-name="Standard" style:family="paragraph">
      <style:paragraph-properties fo:border="0.0034in solid #000000" fo:padding="0.0138in" style:shadow="none"/>
    </style:style>
    <style:style style:name="P20" style:parent-style-name="Standard" style:family="paragraph">
      <style:paragraph-properties fo:border="0.0034in solid #000000" fo:padding="0.0138in" style:shadow="none"/>
    </style:style>
    <style:style style:name="P21" style:parent-style-name="Standard" style:family="paragraph">
      <style:paragraph-properties fo:border="0.0034in solid #000000" fo:padding="0.0138in" style:shadow="none"/>
    </style:style>
    <style:style style:name="P22" style:parent-style-name="Standard" style:family="paragraph">
      <style:paragraph-properties fo:border="0.0034in solid #000000" fo:padding="0.0138in" style:shadow="none"/>
    </style:style>
    <style:style style:name="P23" style:parent-style-name="Standard" style:family="paragraph">
      <style:paragraph-properties fo:border="0.0034in solid #000000" fo:padding="0.0138in" style:shadow="none"/>
    </style:style>
    <style:style style:name="P24" style:parent-style-name="Standard" style:family="paragraph">
      <style:paragraph-properties fo:border="0.0034in solid #000000" fo:padding="0.0138in" style:shadow="none"/>
    </style:style>
    <style:style style:name="P25" style:parent-style-name="Standard" style:family="paragraph">
      <style:paragraph-properties fo:border="0.0034in solid #000000" fo:padding="0.0138in" style:shadow="none"/>
    </style:style>
    <style:style style:name="P26" style:parent-style-name="Standard" style:family="paragraph">
      <style:paragraph-properties fo:border="0.0034in solid #000000" fo:padding="0.0138in" style:shadow="none"/>
    </style:style>
    <style:style style:name="P27" style:parent-style-name="Standard" style:family="paragraph">
      <style:paragraph-properties fo:border="0.0034in solid #000000" fo:padding="0.0138in" style:shadow="none"/>
    </style:style>
    <style:style style:name="P28" style:parent-style-name="Standard" style:family="paragraph">
      <style:paragraph-properties fo:border="0.0034in solid #000000" fo:padding="0.0138in" style:shadow="none"/>
    </style:style>
    <style:style style:name="P29" style:parent-style-name="Standard" style:family="paragraph">
      <style:paragraph-properties fo:break-before="page" fo:border="0.0034in solid #000000" fo:padding="0.0138in" style:shadow="none"/>
    </style:style>
    <style:style style:name="P30" style:parent-style-name="Standard" style:family="paragraph">
      <style:paragraph-properties fo:border="0.0034in solid #000000" fo:padding="0.0138in" style:shadow="none"/>
    </style:style>
    <style:style style:name="P31" style:parent-style-name="Standard" style:family="paragraph">
      <style:paragraph-properties fo:border="0.0034in solid #000000" fo:padding="0.0138in" style:shadow="none"/>
    </style:style>
    <style:style style:name="P32" style:parent-style-name="Standard" style:family="paragraph">
      <style:paragraph-properties fo:border="0.0034in solid #000000" fo:padding="0.0138in" style:shadow="none"/>
    </style:style>
    <style:style style:name="P33" style:parent-style-name="Standard" style:family="paragraph">
      <style:paragraph-properties fo:border="0.0034in solid #000000" fo:padding="0.0138in" style:shadow="none"/>
    </style:style>
  </office:automatic-styles>
  <office:body>
    <office:text text:use-soft-page-breaks="true">
      <text:p text:style-name="P1">Diplomarbeiten 5AHME 2017/18 – Fragebogen</text:p>
      <text:p text:style-name="Standard"/>
      <text:p text:style-name="Standard"><text:span text:style-name="T2">KNR: 3 <text:s text:c="2"/>Name:<text:s/></text:span>Lukas Freyler</text:p>
      <text:p text:style-name="Standard"/>
      <text:p text:style-name="P3">Titel der Diplomarbeit:<text:line-break/><text:s text:c="40"/>Pferdeführanlage<text:line-break/><text:line-break/></text:p>
      <text:p text:style-name="Standard"/>
      <text:p text:style-name="P4">Weitere Personen im Team:<text:line-break/><text:s text:c="47"/>Stefan Ornik, Fabio Pölzl, Dominik Rigelnegg<text:line-break/></text:p>
      <text:p text:style-name="Standard"/>
      <text:p text:style-name="P5">Kurzbeschreibung der Diplomarbeit, Gesamtaufgabe, Ziel:</text:p>
      <text:p text:style-name="P6"/>
      <text:p text:style-name="P7">Die Pferdeführanlage soll von einem µC aus<text:s/>gesteuert werden. Man kann die Pferdeführanlage auch per App steuern. In der App soll man Profile für die Pferde anlegen können und nachher nur mehr<text:s/>das ausgewählte Pferd<text:s/>an zu klicken. Die Anlage weiß, dann sofort auf welches Pferd es sich einstellen muss und passt die Geschwindigkeit dem entsprechenden Pferd an.</text:p>
      <text:p text:style-name="P8"/>
      <text:p text:style-name="P9"/>
      <text:p text:style-name="P10"/>
      <text:p text:style-name="P11"/>
      <text:p text:style-name="Standard"/>
      <text:p text:style-name="P12">Gewünschter Betreuer (Mehrfachnennungen erwünscht, erste Nennung ist Wunsch, ... ):<text:line-break/></text:p>
      <text:p text:style-name="P13">Steiner</text:p>
      <text:p text:style-name="Standard"/>
      <text:p text:style-name="P14">Fachbereich:<text:line-break/><text:tab/><text:tab/>µC Programmieren</text:p>
      <text:p text:style-name="Standard"/>
      <text:p text:style-name="P15">Schätzung über erforderliche Geld- oder Betriebsmittel:</text:p>
      <text:p text:style-name="P16"><text:s text:c="92"/>ca. 20€</text:p>
      <text:p text:style-name="P17"><text:s text:c="8"/></text:p>
      <text:p text:style-name="Standard"/>
      <text:p text:style-name="P18">Externe Auftraggeber /<text:s/>Sponsoren:</text:p>
      <text:p text:style-name="P19"><text:s text:c="59"/>keine</text:p>
      <text:p text:style-name="P20"/>
      <text:p text:style-name="Standard"/>
      <text:p text:style-name="P21">Geschätzter Zeitaufwand für die reale Projektarbeit (exklusive Arbeit an der schriftlichen DA):<text:line-break/></text:p>
      <text:p text:style-name="P22">70 Stunden</text:p>
      <text:p text:style-name="P23"/>
      <text:p text:style-name="Standard"/>
      <text:p text:style-name="P24">Erforderliche Betriebsmittel der Schule (Werkstätte, Labor, …):<text:line-break/></text:p>
      <text:p text:style-name="P25"/>
      <text:p text:style-name="P26"><text:s/>keine</text:p>
      <text:p text:style-name="P27"/>
      <text:p text:style-name="P28"/>
      <text:soft-page-break/>
      <text:p text:style-name="P29">Was ist meine konkrete Aufgabe:<text:line-break/><text:line-break/><text:s/>Meine Aufgabe bei der Diplomarbeit ist die hardwaretechnische Programmierung der Pferdeführanlage per µC und die µC Auswahl.<text:s/>Der µC soll auch mit einer Android App kommunizieren können.<text:s/><text:line-break/><text:line-break/><text:line-break/><text:line-break/><text:line-break/><text:line-break/><text:line-break/><text:line-break/><text:line-break/><text:line-break/></text:p>
      <text:p text:style-name="Standard"/>
      <text:p text:style-name="P30">Welche Themenbereiche / Produkte /<text:s/>Sprachen … muss ich mir selbst erst erarbeiten:<text:line-break/><text:line-break/><text:s/><text:line-break/><text:s/>Ich muss mir anschauen,<text:s/>wie man mit dem µC ins Internet kommt,<text:s/>um mit der App zu kommunizieren.<text:line-break/><text:line-break/><text:line-break/><text:line-break/><text:line-break/><text:line-break/><text:line-break/></text:p>
      <text:p text:style-name="Standard"/>
      <text:p text:style-name="P31">Wie ist der zeitliche Ablauf geplant:<text:line-break/><text:s/></text:p>
      <text:p text:style-name="P32">Ich will bis nach den Osterferien mit den Recherchen fertig sein und danach mit dem<text:s/>Arbeiten beginnen. Kurz vor den Sommerferien möchte ich,<text:s/>dass die Software bis auf kleine Details fertig ist. In den Sommerferien möchte ich mit der Software abschließen und mit dem Schreiben<text:s/>der Arbeit beginnen. Nach den Winterferien möchte ich<text:s/>die Schriftliche Arbeit<text:s/>dann abgeschlossen haben und bis zu<text:s/>den Semesterferien die Arbeit finalisieren.<text:line-break/><text:line-break/><text:line-break/><text:line-break/><text:line-break/></text:p>
      <text:p text:style-name="Standard"/>
      <text:p text:style-name="P33">Gibt es Risiken, wenn ja welche:<text:line-break/><text:s text:c="60"/>keine Bekannten<text:line-break/><text:line-break/><text:s/><text:line-break/><text:line-break/><text:line-break/><text:line-break/><text:line-break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kas Freyler</meta:initial-creator>
    <dc:creator>Lukas Freyler</dc:creator>
    <meta:creation-date>2016-12-21T22:22:00Z</meta:creation-date>
    <dc:date>2016-12-21T22:22:00Z</dc:date>
    <meta:template xlink:href="Normal.dotm" xlink:type="simple"/>
    <meta:editing-cycles>2</meta:editing-cycles>
    <meta:editing-duration>PT0S</meta:editing-duration>
    <meta:document-statistic meta:page-count="3" meta:paragraph-count="4" meta:word-count="314" meta:character-count="2295" meta:row-count="16" meta:non-whitespace-character-count="1985"/>
  </office:meta>
</office:document-meta>
</file>